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9C43F00003FFA0000AABD13B34D22.svg" manifest:media-type="image/svg+xml"/>
  <manifest:file-entry manifest:full-path="Pictures/10000001000001B1000004832DF3D71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3ed0c3" officeooo:paragraph-rsid="003ed0c3" fo:background-color="#ffffff"/>
    </style:style>
    <style:style style:name="P11" style:family="paragraph" style:parent-style-name="Heading_20_2">
      <style:text-properties officeooo:rsid="002fe2eb" officeooo:paragraph-rsid="000bac40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c11ab" officeooo:paragraph-rsid="002fe2eb" fo:background-color="#ffffff"/>
    </style:style>
    <style:style style:name="P38" style:family="paragraph" style:parent-style-name="Heading">
      <style:text-properties officeooo:rsid="001f925c" officeooo:paragraph-rsid="001f925c"/>
    </style:style>
    <style:style style:name="P39" style:family="paragraph" style:parent-style-name="Text_20_body" style:list-style-name="L5">
      <style:text-properties officeooo:rsid="001f925c" officeooo:paragraph-rsid="001f925c" fo:background-color="#ffffff"/>
    </style:style>
    <style:style style:name="P40" style:family="paragraph" style:parent-style-name="Text_20_body" style:list-style-name="L5">
      <style:text-properties officeooo:rsid="001f925c" officeooo:paragraph-rsid="0023a275" fo:background-color="#ffffff"/>
    </style:style>
    <style:style style:name="P41" style:family="paragraph" style:parent-style-name="Heading">
      <style:text-properties officeooo:rsid="0029ee9a" officeooo:paragraph-rsid="0029ee9a"/>
    </style:style>
    <style:style style:name="P42" style:family="paragraph" style:parent-style-name="Text_20_body" style:list-style-name="L6">
      <style:text-properties officeooo:rsid="0020caf6" officeooo:paragraph-rsid="0029ee9a" fo:background-color="#ffffff"/>
    </style:style>
    <style:style style:name="P43" style:family="paragraph" style:parent-style-name="Text_20_body" style:list-style-name="L6">
      <style:text-properties officeooo:paragraph-rsid="0034bb50"/>
    </style:style>
    <style:style style:name="P44" style:family="paragraph" style:parent-style-name="Text_20_body" style:list-style-name="L7">
      <style:text-properties officeooo:rsid="0031c651" officeooo:paragraph-rsid="0035480c" fo:background-color="#ffffff"/>
    </style:style>
    <style:style style:name="P45" style:family="paragraph" style:parent-style-name="Text_20_body" style:list-style-name="L7">
      <style:text-properties officeooo:rsid="0020caf6" officeooo:paragraph-rsid="0029ee9a" fo:background-color="#ffffff"/>
    </style:style>
    <style:style style:name="P46" style:family="paragraph" style:parent-style-name="Text_20_body" style:list-style-name="L8">
      <style:text-properties officeooo:rsid="0020caf6" officeooo:paragraph-rsid="0020caf6" fo:background-color="#ffffff"/>
    </style:style>
    <style:style style:name="P47" style:family="paragraph" style:parent-style-name="Text_20_body" style:list-style-name="L9">
      <style:text-properties officeooo:rsid="0020caf6" officeooo:paragraph-rsid="0037ae74" fo:background-color="#ffffff"/>
    </style:style>
    <style:style style:name="P48" style:family="paragraph" style:parent-style-name="Text_20_body" style:list-style-name="L9">
      <style:text-properties officeooo:rsid="0020caf6" officeooo:paragraph-rsid="0029ee9a" fo:background-color="#ffffff"/>
    </style:style>
    <style:style style:name="P49" style:family="paragraph" style:parent-style-name="Text_20_body" style:list-style-name="L9">
      <style:text-properties officeooo:rsid="0020caf6" officeooo:paragraph-rsid="003b52e3" fo:background-color="#ffffff"/>
    </style:style>
    <style:style style:name="P50" style:family="paragraph" style:parent-style-name="Heading_20_2">
      <style:text-properties officeooo:rsid="003b52e3" officeooo:paragraph-rsid="003b52e3"/>
    </style:style>
    <style:style style:name="P51" style:family="paragraph" style:parent-style-name="Text_20_body">
      <style:text-properties officeooo:rsid="00399366" officeooo:paragraph-rsid="00399366" fo:background-color="#ffffff"/>
    </style:style>
    <style:style style:name="P52" style:family="paragraph" style:parent-style-name="Heading_20_2">
      <style:text-properties officeooo:rsid="000bac40" officeooo:paragraph-rsid="000bac40" fo:background-color="#ffffff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23a275" officeooo:paragraph-rsid="0023a275" fo:background-color="#ffffff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text-properties officeooo:rsid="000bac40" officeooo:paragraph-rsid="000bac40" fo:background-color="#ffffff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text-properties officeooo:rsid="0023a275" officeooo:paragraph-rsid="0025dc47" fo:background-color="#ffffff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rsid="000bac40" officeooo:paragraph-rsid="0025dc47" fo:background-color="#ffffff"/>
    </style:style>
    <style:style style:name="P62" style:family="paragraph" style:parent-style-name="Text_20_body">
      <style:text-properties officeooo:rsid="0023a275" officeooo:paragraph-rsid="00272219" fo:background-color="#ffffff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rsid="000e0008" officeooo:paragraph-rsid="00272219" fo:background-color="#ffffff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rsid="0023a275" officeooo:paragraph-rsid="0027df1c" fo:background-color="#ffffff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officeooo:rsid="000e0008" officeooo:paragraph-rsid="0027df1c" fo:background-color="#ffffff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text-properties officeooo:rsid="0032b223" officeooo:paragraph-rsid="0032b223" fo:background-color="#ffffff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officeooo:rsid="000e0008" officeooo:paragraph-rsid="0032b223" fo:background-color="#ffffff"/>
    </style:style>
    <style:style style:name="P76" style:family="paragraph" style:parent-style-name="Text_20_body">
      <style:text-properties officeooo:rsid="002ba962" officeooo:paragraph-rsid="002ba962" fo:background-color="#ffffff"/>
    </style:style>
    <style:style style:name="P77" style:family="paragraph" style:parent-style-name="Text_20_body" style:list-style-name="L10">
      <style:text-properties officeooo:rsid="002ba962" officeooo:paragraph-rsid="002ba962" fo:background-color="#ffffff"/>
    </style:style>
    <style:style style:name="P78" style:family="paragraph" style:parent-style-name="Text_20_body">
      <style:text-properties officeooo:rsid="002ba962" officeooo:paragraph-rsid="002d904e" fo:background-color="#ffffff"/>
    </style:style>
    <style:style style:name="P79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f83c5"/>
    </style:style>
    <style:style style:name="T5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6" style:family="text">
      <style:text-properties officeooo:rsid="00104a5c" fo:background-color="#ffffff" loext:char-shading-value="0"/>
    </style:style>
    <style:style style:name="T7" style:family="text">
      <style:text-properties officeooo:rsid="0023a275"/>
    </style:style>
    <style:style style:name="T8" style:family="text">
      <style:text-properties officeooo:rsid="00160aad"/>
    </style:style>
    <style:style style:name="T9" style:family="text">
      <style:text-properties officeooo:rsid="001f2a51"/>
    </style:style>
    <style:style style:name="T10" style:family="text">
      <style:text-properties officeooo:rsid="0017665c"/>
    </style:style>
    <style:style style:name="T11" style:family="text">
      <style:text-properties officeooo:rsid="004344f8"/>
    </style:style>
    <style:style style:name="T12" style:family="text">
      <style:text-properties officeooo:rsid="002fe2eb"/>
    </style:style>
    <style:style style:name="T13" style:family="text">
      <style:text-properties officeooo:rsid="001f925c"/>
    </style:style>
    <style:style style:name="T14" style:family="text">
      <style:text-properties officeooo:rsid="001a2aa4"/>
    </style:style>
    <style:style style:name="T15" style:family="text">
      <style:text-properties officeooo:rsid="00193a13"/>
    </style:style>
    <style:style style:name="T16" style:family="text">
      <style:text-properties officeooo:rsid="001ac9fd"/>
    </style:style>
    <style:style style:name="T17" style:family="text">
      <style:text-properties officeooo:rsid="00104a5c"/>
    </style:style>
    <style:style style:name="T18" style:family="text">
      <style:text-properties officeooo:rsid="0014cbf3"/>
    </style:style>
    <style:style style:name="T19" style:family="text">
      <style:text-properties fo:language="en" fo:country="US" officeooo:rsid="004895f6"/>
    </style:style>
    <style:style style:name="T20" style:family="text">
      <style:text-properties officeooo:rsid="0031c651"/>
    </style:style>
    <style:style style:name="T21" style:family="text">
      <style:text-properties officeooo:rsid="0031c651" fo:background-color="#ffffff" loext:char-shading-value="0"/>
    </style:style>
    <style:style style:name="T22" style:family="text">
      <style:text-properties fo:language="ru" fo:country="RU" officeooo:rsid="0020caf6" fo:background-color="#ffffff" loext:char-shading-value="0"/>
    </style:style>
    <style:style style:name="T23" style:family="text">
      <style:text-properties officeooo:rsid="0020caf6" fo:background-color="#ffffff" loext:char-shading-value="0"/>
    </style:style>
    <style:style style:name="T24" style:family="text">
      <style:text-properties officeooo:rsid="0034bb50" fo:background-color="#ffffff" loext:char-shading-value="0"/>
    </style:style>
    <style:style style:name="T25" style:family="text">
      <style:text-properties officeooo:rsid="003b6d21" fo:background-color="#ffffff" loext:char-shading-value="0"/>
    </style:style>
    <style:style style:name="T26" style:family="text">
      <style:text-properties fo:language="ru" fo:country="RU" officeooo:rsid="0020caf6"/>
    </style:style>
    <style:style style:name="T27" style:family="text">
      <style:text-properties fo:language="ru" fo:country="RU" officeooo:rsid="0035480c"/>
    </style:style>
    <style:style style:name="T28" style:family="text">
      <style:text-properties officeooo:rsid="0020caf6"/>
    </style:style>
    <style:style style:name="T29" style:family="text">
      <style:text-properties officeooo:rsid="0035480c"/>
    </style:style>
    <style:style style:name="T30" style:family="text">
      <style:text-properties officeooo:rsid="00374044"/>
    </style:style>
    <style:style style:name="T31" style:family="text">
      <style:text-properties officeooo:rsid="0037ae74"/>
    </style:style>
    <style:style style:name="T32" style:family="text">
      <style:text-properties officeooo:rsid="00272219"/>
    </style:style>
    <style:style style:name="T33" style:family="text">
      <style:text-properties officeooo:rsid="00248eae"/>
    </style:style>
    <style:style style:name="T34" style:family="text">
      <style:text-properties officeooo:rsid="0025dc47"/>
    </style:style>
    <style:style style:name="T35" style:family="text">
      <style:text-properties officeooo:rsid="0014cbf3" fo:background-color="#ffffff" loext:char-shading-value="0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289a6d"/>
    </style:style>
    <style:style style:name="T38" style:family="text">
      <style:text-properties officeooo:rsid="0032b223"/>
    </style:style>
    <style:style style:name="T39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4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5">Данная информационная система является цифровым хабом для художественной гимнастики</text:span></text:span><text:span text:style-name="Strong_20_Emphasis"><text:span text:style-name="T6">.</text:span></text:span><text:span text:style-name="T6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5">Главная цель системы</text:span></text:span><text:span text:style-name="T6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7">RG01. </text:span>Система должна <text:span text:style-name="T8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7">RG02. </text:span>Система должна проверять валидность введенной электронной почты при регистрации</text:p>
          <text:p text:style-name="P18"><text:span text:style-name="T7">RG03. </text:span>Система должна посылать при регистрации письмо с кодом для подтверждения электронной почты</text:p>
          <text:p text:style-name="P18"><text:span text:style-name="T7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7">AU01. </text:span>Система должна поддерживать госте<text:span text:style-name="T9">вой</text:span> режим просмотра сайта</text:p>
          <text:p text:style-name="P20"><text:span text:style-name="T7">AU02. </text:span>Система должна поддерживать вход в систему при <text:span text:style-name="T10">нахождения логина/электронной почты в базе данных и совпадения хеш-суммы пароля.</text:span></text:p>
          <text:p text:style-name="P21"><text:span text:style-name="T7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7">AU04. </text:span>Система должна поддерживать задачу ролей пользователям из панели администратора.</text:p>
          <text:p text:style-name="P21"><text:span text:style-name="T7">AU0</text:span><text:span text:style-name="T11">5</text:span><text:span text:style-name="T7">. </text:span>Система должна поддерживать сброс пароля пользователя</text:p>
          <text:p text:style-name="P22"><text:span text:style-name="T7">AU0</text:span><text:span text:style-name="T11">6</text:span><text:span text:style-name="T7">. </text:span>Система должна поддерживать возможность выход<text:span text:style-name="T12">а</text:span> из <text:span text:style-name="T13">аккаунта</text:span></text:p>
        </text:list-header>
      </text:list>
      <text:p text:style-name="P23">Лента <text:span text:style-name="T14">постов</text:span></text:p>
      <text:list text:style-name="L2">
        <text:list-header>
          <text:p text:style-name="P24"><text:span text:style-name="T7">LP01. </text:span>Система должна <text:span text:style-name="T15">поддерживать отображени</text:span><text:span text:style-name="T14">е</text:span><text:span text:style-name="T15"> ленты </text:span><text:span text:style-name="T14">постов</text:span></text:p>
          <text:p text:style-name="P25"><text:span text:style-name="T7">LP02. </text:span>Система должна поддерживать просмотр конкретного поста</text:p>
          <text:p text:style-name="P25"><text:span text:style-name="T7">LP03. </text:span>Система должна поддерживать возможность оставл<text:span text:style-name="T9">ять</text:span> комментари<text:span text:style-name="T9">и</text:span> под постами всем авторизованным пользователям</text:p>
          <text:p text:style-name="P26"><text:span text:style-name="T7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pan text:style-name="T7">LP05. </text:span>Система должна поддерживать возможность оценива<text:span text:style-name="T9">ть</text:span> пост<text:span text:style-name="T9">ы</text:span> всем авторизованным пользователям</text:p>
          <text:p text:style-name="P27"><text:soft-page-break/><text:span text:style-name="T7">LP06. </text:span>Система должна поддерживать <text:span text:style-name="T16">возможность</text:span> публик<text:span text:style-name="T9">овать</text:span> пос<text:span text:style-name="T9">ты</text:span> в ленту, если пользователей обладает определенной ролью</text:p>
          <text:p text:style-name="P28"><text:span text:style-name="T7">LP07. </text:span>Система должна поддерживать возможность удал<text:span text:style-name="T9">ять</text:span> пост<text:span text:style-name="T9">ы</text:span> из ленты, если пользователей обладает определенной ролью</text:p>
          <text:p text:style-name="P28"><text:span text:style-name="T7">LP08. </text:span>Система должна поддерживать возможность редактирова<text:span text:style-name="T9">ть</text:span> пост<text:span text:style-name="T9">ы</text:span>, если пользователь обладает определенной ролью</text:p>
          <text:p text:style-name="P25"><text:span text:style-name="T7">LP09. </text:span>Система должна поддерживать возможность <text:span text:style-name="T9">добавлять </text:span>вложения <text:span text:style-name="T9">а</text:span>удиофайлов, файлов, изображений в пост.</text:p>
          <text:p text:style-name="P25"><text:span text:style-name="T7">LP11. </text:span>Система должна поддерживать возможность вставки в пост видеоплеера Youtube и Rutube. </text:p>
          <text:p text:style-name="P25"><text:span text:style-name="T7">LP12. </text:span>Система должна поддерживать фильтрацию постов по заранее заданным тегам</text:p>
          <text:p text:style-name="P25"><text:span text:style-name="T7">LP13. </text:span>Система должна поддерживать <text:span text:style-name="T14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7">TT01. </text:span>Система должна поддерживать отображени<text:span text:style-name="T9">е</text:span> таблицы соревнований</text:p>
          <text:p text:style-name="P31"><text:span text:style-name="T7">TT02. </text:span>Система должна поддерживать добавлени<text:span text:style-name="T9">е</text:span> соревнования в таблицу, если пользователь имеет определенную роль</text:p>
          <text:p text:style-name="P31"><text:span text:style-name="T7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7">TT04. </text:span>Система должна поддерживать удалени<text:span text:style-name="T9">е</text:span> соревнования из таблицы, если пользователь имеет определенную роль</text:p>
          <text:p text:style-name="P31"><text:span text:style-name="T7">TT05. </text:span>Система должна поддерживать автоматическое архивирование соревнований, если они проходили в прошлом. </text:p>
          <text:p text:style-name="P32"><text:span text:style-name="T7">TT06. </text:span>Система должна поддерживать сортировку таблицы <text:span text:style-name="T17">по значимости (городские, областные, </text:span><text:span text:style-name="T18">в</text:span><text:span text:style-name="T17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7">IS01. </text:span>Система должна поддерживать отображения товаров</text:p>
          <text:p text:style-name="P35"><text:span text:style-name="T7">IS02. </text:span>Система должна поддерживать возможность перехода в карточку товара</text:p>
          <text:p text:style-name="P35"><text:span text:style-name="T7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pan text:style-name="T7">IS04. </text:span>Система должна <text:span text:style-name="T9">иметь</text:span> возможность фильтрации товаров по категориям и размеру</text:p>
          <text:p text:style-name="P36"><text:soft-page-break/><text:span text:style-name="T7">IS05. </text:span>Система должна <text:span text:style-name="T9">иметь</text:span> возможность добавлени<text:span text:style-name="T9">я</text:span> карточки товара, если пользователь обладает определенной ролью</text:p>
          <text:p text:style-name="P36"><text:span text:style-name="T7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7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7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7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7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7">IS12. </text:span>Система должна информировать пользователя об отсутствии товара </text:p>
          <text:p text:style-name="P37"><text:span text:style-name="T7">IS1</text:span><text:span text:style-name="T19">3</text:span><text:span text:style-name="T7">. </text:span>Система должна <text:span text:style-name="T12">давать возможность оформлять заказ (указание адреса и номера телефона)</text:span> </text:p>
        </text:list-header>
      </text:list>
      <text:p text:style-name="P38">Общие требования</text:p>
      <text:list text:style-name="L5">
        <text:list-header>
          <text:p text:style-name="P39"><text:span text:style-name="T7">CR01. </text:span>Система должна обеспечить хранение всего контента, опубликованного пользователями</text:p>
          <text:p text:style-name="P40"><text:span text:style-name="T7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0"><text:span text:style-name="T7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1">Usability</text:p>
      <text:list text:style-name="L6">
        <text:list-header>
          <text:p text:style-name="P42"><text:span text:style-name="T20">US01. </text:span>Интерфейс должен корректно отображаться и функционировать в последних версиях браузеров Chrome, Firefox, Safari и Edge.</text:p>
          <text:p text:style-name="P42"><text:span text:style-name="T20">US02. </text:span>Информационная система должна быть адаптирована для экранов мобильных устройств и планшетов.</text:p>
          <text:p text:style-name="P43"><text:span text:style-name="T21">US03. </text:span><text:span text:style-name="T22">95-й процентиль времени полной загрузки любой страницы приложения не должен превышать 2 с </text:span><text:span text:style-name="T23">при скорости интернета 100 Мбит/с. </text:span><text:span text:style-name="T24">Данное требования будет проверят</text:span><text:span text:style-name="T25">ь</text:span><text:span text:style-name="T24">ся с помощью PageSpeed Insights от Google.</text:span></text:p>
        </text:list-header>
      </text:list>
      <text:p text:style-name="P41"><text:soft-page-break/>Performance</text:p>
      <text:list text:style-name="L7">
        <text:list-header>
          <text:p text:style-name="P44">PF01. <text:s/><text:span text:style-name="T26">95-й процентиль времени </text:span><text:span text:style-name="T27">обработки запросов связанные с базами данных не должен превышать 1 с</text:span><text:span text:style-name="T28">. </text:span><text:span text:style-name="T29">Данное требование будет проверятся </text:span><text:span text:style-name="T30">с помощью</text:span><text:span text:style-name="T29"> Hibernate Statistics</text:span></text:p>
          <text:p text:style-name="P45"><text:span text:style-name="T20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9">Данное требование будет проверятся с помощью JMeter</text:span></text:p>
          <text:p text:style-name="P45"><text:span text:style-name="T20">PF03. </text:span>Система должна быть доступна 99% времени. <text:span text:style-name="T30">Данное требование будет проверятся с помощью Prometheus + Grafana</text:span></text:p>
          <text:p text:style-name="P45"><text:span text:style-name="T20">PF04. </text:span>Пиковая нагрузка не должна приводить к приостановке работы системы. <text:span text:style-name="T30">Данное требование будет проверятся с помощью JMeter</text:span></text:p>
        </text:list-header>
      </text:list>
      <text:p text:style-name="P41">Security</text:p>
      <text:list text:style-name="L8">
        <text:list-header>
          <text:p text:style-name="P46"><text:span text:style-name="T20">SC01. </text:span>Все передаваемые данные (логин, пароль, email) должны шифроваться с использованием протокола HTTPS.</text:p>
          <text:p text:style-name="P46"><text:span text:style-name="T20">SC02. </text:span>Пароли должны храниться в виде хешей с "солью".</text:p>
          <text:p text:style-name="P46"><text:span text:style-name="T20">SC03. </text:span>Все действия пользователей должны записываться в лог для последующего аудита и анализа.</text:p>
        </text:list-header>
      </text:list>
      <text:p text:style-name="P41">Supportability</text:p>
      <text:list text:style-name="L9">
        <text:list-header>
          <text:p text:style-name="P47"><text:span text:style-name="T20">SP01. </text:span>Система должна предоставлять метрики отказов и причин ошибок. <text:span text:style-name="T31">Метрики отказов будет предоставлять </text:span><text:span text:style-name="T30">Prometheus + Grafana. </text:span><text:span text:style-name="T31">А причины ошибок будут записываться в лог. </text:span></text:p>
          <text:p text:style-name="P48"><text:span text:style-name="T20">SP02. </text:span>Платформа не требует специализированного оборудования и совместима с стандартны<text:span text:style-name="T12">ми</text:span> сервер<text:span text:style-name="T12">ами</text:span> <text:span text:style-name="T12">на Unix-системах</text:span>.</text:p>
          <text:p text:style-name="P49"><text:span text:style-name="T20">SP03. </text:span>Кодовая база должна быть модульной для упрощения внесения изменений и обновлений</text:p>
        </text:list-header>
      </text:list>
      <text:h text:style-name="P50" text:outline-level="2">UseCases</text:h>
      <text:p text:style-name="P51"/>
      <text:h text:style-name="P52" text:outline-level="2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text:soft-page-break/></text:h>
      <text:h text:style-name="P52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3">Прецедент</text:p>
          </table:table-cell>
          <table:table-cell table:style-name="Таблица1.B1" office:value-type="string">
            <text:p text:style-name="P54">RG01</text:p>
          </table:table-cell>
        </table:table-row>
        <table:table-row>
          <table:table-cell table:style-name="Таблица1.A2" office:value-type="string">
            <text:p text:style-name="P53">Краткое описание</text:p>
          </table:table-cell>
          <table:table-cell table:style-name="Таблица1.B2" office:value-type="string">
            <text:p text:style-name="P53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3">Главный актер</text:p>
          </table:table-cell>
          <table:table-cell table:style-name="Таблица1.B2" office:value-type="string">
            <text:p text:style-name="P53"><text:span text:style-name="T32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3">Второстепенные актеры</text:p>
          </table:table-cell>
          <table:table-cell table:style-name="Таблица1.B2" office:value-type="string">
            <text:p text:style-name="P53">Система</text:p>
          </table:table-cell>
        </table:table-row>
        <table:table-row>
          <table:table-cell table:style-name="Таблица1.A2" office:value-type="string">
            <text:p text:style-name="P53">Предусловия</text:p>
          </table:table-cell>
          <table:table-cell table:style-name="Таблица1.B2" office:value-type="string">
            <text:p text:style-name="P53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3">Основной поток</text:p>
          </table:table-cell>
          <table:table-cell table:style-name="Таблица1.B2" office:value-type="string">
            <text:p text:style-name="P53">1. Пользователь открывает страницу регистрации на платформе</text:p>
            <text:p text:style-name="P53">2. Пользователь вводит свою элек<text:span text:style-name="T33">тронную почту и пароль</text:span></text:p>
            <text:p text:style-name="P55">3. Пользователь нажимает на кнопку «Зарегистрироваться»</text:p>
            <text:p text:style-name="P55">4. Система проверяет данные на корректность</text:p>
            <text:p text:style-name="P55">5. Система присылает код на введенный адрес электронной почты</text:p>
            <text:p text:style-name="P55">6. Пользователь вводит код полученный в письме</text:p>
            <text:p text:style-name="P55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3">Альтернативный поток</text:p>
          </table:table-cell>
          <table:table-cell table:style-name="Таблица1.B2" office:value-type="string">
            <text:p text:style-name="P55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3">Постусловия</text:p>
          </table:table-cell>
          <table:table-cell table:style-name="Таблица1.B2" office:value-type="string">
            <text:p text:style-name="P55">Создан новый аккаунт для пользователя на платформе</text:p>
          </table:table-cell>
        </table:table-row>
      </table:table>
      <text:p text:style-name="P56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7">Прецедент</text:p>
          </table:table-cell>
          <table:table-cell table:style-name="Таблица2.B1" office:value-type="string">
            <text:p text:style-name="P58">AU02.</text:p>
          </table:table-cell>
        </table:table-row>
        <table:table-row>
          <table:table-cell table:style-name="Таблица2.A2" office:value-type="string">
            <text:p text:style-name="P57">Краткое описание</text:p>
          </table:table-cell>
          <table:table-cell table:style-name="Таблица2.B2" office:value-type="string">
            <text:p text:style-name="P59">Вход в аккаунт</text:p>
          </table:table-cell>
        </table:table-row>
        <table:table-row>
          <table:table-cell table:style-name="Таблица2.A2" office:value-type="string">
            <text:p text:style-name="P57">Главный актер</text:p>
          </table:table-cell>
          <table:table-cell table:style-name="Таблица2.B2" office:value-type="string">
            <text:p text:style-name="P59"><text:span text:style-name="T32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7">Второстепенные актеры</text:p>
          </table:table-cell>
          <table:table-cell table:style-name="Таблица2.B2" office:value-type="string">
            <text:p text:style-name="P59">Система</text:p>
          </table:table-cell>
        </table:table-row>
        <table:table-row>
          <table:table-cell table:style-name="Таблица2.A2" office:value-type="string">
            <text:p text:style-name="P57">Предусловия</text:p>
          </table:table-cell>
          <table:table-cell table:style-name="Таблица2.B2" office:value-type="string">
            <text:p text:style-name="P59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7">Основной поток</text:p>
          </table:table-cell>
          <table:table-cell table:style-name="Таблица2.B2" office:value-type="string">
            <text:p text:style-name="P59">1. Пользователь вводит свой email и пароль в форму для входа</text:p>
            <text:p text:style-name="P59">2. Пользователь нажимает на кнопку «Войти»</text:p>
            <text:p text:style-name="P59">3. Система проверяет есть ли текущий email в базе данных</text:p>
            <text:p text:style-name="P59">4. Система проверяет совпадает ли введенный хеш-пароля с хеш-паролем, который хранится в базе данных.</text:p>
            <text:p text:style-name="P59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7">Альтернативный поток</text:p>
          </table:table-cell>
          <table:table-cell table:style-name="Таблица2.B2" office:value-type="string">
            <text:p text:style-name="P60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4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7">Постусловия</text:p>
          </table:table-cell>
          <table:table-cell table:style-name="Таблица2.B2" office:value-type="string">
            <text:p text:style-name="P59">Пользователь вошел в свой аккаунт</text:p>
          </table:table-cell>
        </table:table-row>
      </table:table>
      <text:p text:style-name="P61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7">Прецедент</text:p>
          </table:table-cell>
          <table:table-cell table:style-name="Таблица3.B1" office:value-type="string">
            <text:p text:style-name="P62">AU06</text:p>
          </table:table-cell>
        </table:table-row>
        <text:soft-page-break/>
        <table:table-row>
          <table:table-cell table:style-name="Таблица3.A2" office:value-type="string">
            <text:p text:style-name="P57">Краткое описание</text:p>
          </table:table-cell>
          <table:table-cell table:style-name="Таблица3.B2" office:value-type="string">
            <text:p text:style-name="P63">Сброс пароля</text:p>
          </table:table-cell>
        </table:table-row>
        <table:table-row>
          <table:table-cell table:style-name="Таблица3.A2" office:value-type="string">
            <text:p text:style-name="P57">Главный актер</text:p>
          </table:table-cell>
          <table:table-cell table:style-name="Таблица3.B2" office:value-type="string">
            <text:p text:style-name="P63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7">Второстепенные актеры</text:p>
          </table:table-cell>
          <table:table-cell table:style-name="Таблица3.B2" office:value-type="string">
            <text:p text:style-name="P63">Система</text:p>
          </table:table-cell>
        </table:table-row>
        <table:table-row>
          <table:table-cell table:style-name="Таблица3.A2" office:value-type="string">
            <text:p text:style-name="P57">Предусловия</text:p>
          </table:table-cell>
          <table:table-cell table:style-name="Таблица3.B2" office:value-type="string">
            <text:p text:style-name="P59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7">Основной поток</text:p>
          </table:table-cell>
          <table:table-cell table:style-name="Таблица3.B2" office:value-type="string">
            <text:p text:style-name="P63">1. Пользователь на странице авторизации нажимает на кнопку «Сбросить пароль»</text:p>
            <text:p text:style-name="P63">2. Пользователь вводит свой email от аккаунта</text:p>
            <text:p text:style-name="P63">3. Система отправляет ему временный пароль на почту</text:p>
            <text:p text:style-name="P63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7">Альтернативный поток</text:p>
          </table:table-cell>
          <table:table-cell table:style-name="Таблица3.B2" office:value-type="string">
            <text:p text:style-name="P63">Email не был найден в базе данных. <text:span text:style-name="T33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3">.</text:span></text:p>
          </table:table-cell>
        </table:table-row>
        <table:table-row table:style-name="Таблица3.8">
          <table:table-cell table:style-name="Таблица3.A2" office:value-type="string">
            <text:p text:style-name="P57">Постусловия</text:p>
          </table:table-cell>
          <table:table-cell table:style-name="Таблица3.B2" office:value-type="string">
            <text:p text:style-name="P63">Пользователь вошел в свой аккаунт с новым паролем</text:p>
          </table:table-cell>
        </table:table-row>
      </table:table>
      <text:p text:style-name="P61"/>
      <text:p text:style-name="P64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5">Прецедент</text:p>
          </table:table-cell>
          <table:table-cell table:style-name="Таблица5.B1" office:value-type="string">
            <text:p text:style-name="P66">LP03</text:p>
          </table:table-cell>
        </table:table-row>
        <table:table-row>
          <table:table-cell table:style-name="Таблица5.A2" office:value-type="string">
            <text:p text:style-name="P65">Краткое описание</text:p>
          </table:table-cell>
          <table:table-cell table:style-name="Таблица5.B2" office:value-type="string">
            <text:p text:style-name="P67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5">Главный актер</text:p>
          </table:table-cell>
          <table:table-cell table:style-name="Таблица5.B2" office:value-type="string">
            <text:p text:style-name="P67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5">Второстепенные актеры</text:p>
          </table:table-cell>
          <table:table-cell table:style-name="Таблица5.B2" office:value-type="string">
            <text:p text:style-name="P67">Система</text:p>
          </table:table-cell>
        </table:table-row>
        <table:table-row>
          <table:table-cell table:style-name="Таблица5.A2" office:value-type="string">
            <text:p text:style-name="P65">Предусловия</text:p>
          </table:table-cell>
          <table:table-cell table:style-name="Таблица5.B2" office:value-type="string">
            <text:p text:style-name="P67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65">Основной поток</text:p>
          </table:table-cell>
          <table:table-cell table:style-name="Таблица5.B2" office:value-type="string">
            <text:p text:style-name="P67">1. Пользователь просматривает пост</text:p>
            <text:p text:style-name="P67">2. Система отображает форму для ввода комментария</text:p>
            <text:p text:style-name="P67">3. Пользователь вводит текст комментария.</text:p>
            <text:p text:style-name="P67">4. Пользователь нажимает на кнопку «Отправить»</text:p>
            <text:p text:style-name="P67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5">Альтернативный поток</text:p>
          </table:table-cell>
          <table:table-cell table:style-name="Таблица5.B2" office:value-type="string">
            <text:p text:style-name="P67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5">Постусловия</text:p>
          </table:table-cell>
          <table:table-cell table:style-name="Таблица5.B2" office:value-type="string">
            <text:p text:style-name="P67">Комментарий опубликован под постом</text:p>
          </table:table-cell>
        </table:table-row>
      </table:table>
      <text:p text:style-name="P64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8">Прецедент</text:p>
          </table:table-cell>
          <table:table-cell table:style-name="Таблица6.B1" office:value-type="string">
            <text:p text:style-name="P66">TT06</text:p>
          </table:table-cell>
        </table:table-row>
        <table:table-row>
          <table:table-cell table:style-name="Таблица6.A2" office:value-type="string">
            <text:p text:style-name="P68">Краткое описание</text:p>
          </table:table-cell>
          <table:table-cell table:style-name="Таблица6.B2" office:value-type="string">
            <text:p text:style-name="P67">Пользователь сортирует таблицу соревнований <text:span text:style-name="T6">по значимости (городские, областные, </text:span><text:span text:style-name="T35">в</text:span><text:span text:style-name="T6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68">Главный актер</text:p>
          </table:table-cell>
          <table:table-cell table:style-name="Таблица6.B2" office:value-type="string">
            <text:p text:style-name="P67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68">Второстепенные актеры</text:p>
          </table:table-cell>
          <table:table-cell table:style-name="Таблица6.B2" office:value-type="string">
            <text:p text:style-name="P67">Система</text:p>
          </table:table-cell>
        </table:table-row>
        <table:table-row>
          <table:table-cell table:style-name="Таблица6.A2" office:value-type="string">
            <text:p text:style-name="P68">Предусловия</text:p>
          </table:table-cell>
          <table:table-cell table:style-name="Таблица6.B2" office:value-type="string">
            <text:p text:style-name="P67">Пользователь перешел на страницу с таблицей соревнований</text:p>
          </table:table-cell>
        </table:table-row>
        <text:soft-page-break/>
        <table:table-row>
          <table:table-cell table:style-name="Таблица6.A2" office:value-type="string">
            <text:p text:style-name="P68">Основной поток</text:p>
          </table:table-cell>
          <table:table-cell table:style-name="Таблица6.B2" office:value-type="string">
            <text:p text:style-name="P67">1. Пользователь просматривает таблицу соревнований</text:p>
            <text:p text:style-name="P67">2. Пользователь выбирает столбец для сортировки</text:p>
            <text:p text:style-name="P67">3. Система сортирует таблицу</text:p>
          </table:table-cell>
        </table:table-row>
        <table:table-row>
          <table:table-cell table:style-name="Таблица6.A2" office:value-type="string">
            <text:p text:style-name="P68">Альтернативный поток</text:p>
          </table:table-cell>
          <table:table-cell table:style-name="Таблица6.B2" office:value-type="string">
            <text:p text:style-name="P67"/>
          </table:table-cell>
        </table:table-row>
        <table:table-row table:style-name="Таблица6.8">
          <table:table-cell table:style-name="Таблица6.A2" office:value-type="string">
            <text:p text:style-name="P68">Постусловия</text:p>
          </table:table-cell>
          <table:table-cell table:style-name="Таблица6.B2" office:value-type="string">
            <text:p text:style-name="P67">Таблица отсортирована по выбранному критерию</text:p>
          </table:table-cell>
        </table:table-row>
      </table:table>
      <text:p text:style-name="P69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8">Прецедент</text:p>
          </table:table-cell>
          <table:table-cell table:style-name="Таблица7.B1" office:value-type="string">
            <text:p text:style-name="P66">IS08</text:p>
          </table:table-cell>
        </table:table-row>
        <table:table-row>
          <table:table-cell table:style-name="Таблица7.A2" office:value-type="string">
            <text:p text:style-name="P68">Краткое описание</text:p>
          </table:table-cell>
          <table:table-cell table:style-name="Таблица7.B2" office:value-type="string">
            <text:p text:style-name="P67">Пользователь <text:span text:style-name="T36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68">Главный актер</text:p>
          </table:table-cell>
          <table:table-cell table:style-name="Таблица7.B2" office:value-type="string">
            <text:p text:style-name="P67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68">Второстепенные актеры</text:p>
          </table:table-cell>
          <table:table-cell table:style-name="Таблица7.B2" office:value-type="string">
            <text:p text:style-name="P67">Система</text:p>
          </table:table-cell>
        </table:table-row>
        <table:table-row>
          <table:table-cell table:style-name="Таблица7.A2" office:value-type="string">
            <text:p text:style-name="P68">Предусловия</text:p>
          </table:table-cell>
          <table:table-cell table:style-name="Таблица7.B2" office:value-type="string">
            <text:p text:style-name="P67">Пользователь перешел на страницу с <text:span text:style-name="T37">товарами</text:span></text:p>
          </table:table-cell>
        </table:table-row>
        <table:table-row>
          <table:table-cell table:style-name="Таблица7.A2" office:value-type="string">
            <text:p text:style-name="P68">Основной поток</text:p>
          </table:table-cell>
          <table:table-cell table:style-name="Таблица7.B2" office:value-type="string">
            <text:p text:style-name="P67">1. Пользователь просматривает <text:span text:style-name="T37">страницу с товарами</text:span></text:p>
            <text:p text:style-name="P67">2. Пользователь <text:span text:style-name="T37">переходит в карточку товара</text:span></text:p>
            <text:p text:style-name="P70">3. Пользователь выбирает размер товара</text:p>
            <text:p text:style-name="P70">4. Система проверяет есть ли товар в наличии</text:p>
            <text:p text:style-name="P70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68">Альтернативный поток</text:p>
          </table:table-cell>
          <table:table-cell table:style-name="Таблица7.B2" office:value-type="string">
            <text:p text:style-name="P70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68">Постусловия</text:p>
          </table:table-cell>
          <table:table-cell table:style-name="Таблица7.B2" office:value-type="string">
            <text:p text:style-name="P70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1">Прецедент</text:p>
          </table:table-cell>
          <table:table-cell table:style-name="Таблица8.B1" office:value-type="string">
            <text:p text:style-name="P72">IS15</text:p>
          </table:table-cell>
        </table:table-row>
        <table:table-row>
          <table:table-cell table:style-name="Таблица8.A2" office:value-type="string">
            <text:p text:style-name="P71">Краткое описание</text:p>
          </table:table-cell>
          <table:table-cell table:style-name="Таблица8.B2" office:value-type="string">
            <text:p text:style-name="P71">Пользователь <text:span text:style-name="T38">оформляет заказ</text:span></text:p>
          </table:table-cell>
        </table:table-row>
        <table:table-row>
          <table:table-cell table:style-name="Таблица8.A2" office:value-type="string">
            <text:p text:style-name="P71">Главный актер</text:p>
          </table:table-cell>
          <table:table-cell table:style-name="Таблица8.B2" office:value-type="string">
            <text:p text:style-name="P73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1">Второстепенные актеры</text:p>
          </table:table-cell>
          <table:table-cell table:style-name="Таблица8.B2" office:value-type="string">
            <text:p text:style-name="P71">Система</text:p>
          </table:table-cell>
        </table:table-row>
        <table:table-row>
          <table:table-cell table:style-name="Таблица8.A2" office:value-type="string">
            <text:p text:style-name="P71">Предусловия</text:p>
          </table:table-cell>
          <table:table-cell table:style-name="Таблица8.B2" office:value-type="string">
            <text:p text:style-name="P71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1">Основной поток</text:p>
          </table:table-cell>
          <table:table-cell table:style-name="Таблица8.B2" office:value-type="string">
            <text:p text:style-name="P73">1. Пользователь переходит на страницу корзины и нажимает кнопку «Оформить заказ».</text:p>
            <text:p text:style-name="P73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3">3. Пользователь проверяет состав заказа.</text:p>
            <text:p text:style-name="P73">4. Пользователь вводит или подтверждает данные для доставки: ФИО получателя, контактный телефон, адрес.</text:p>
            <text:p text:style-name="P73">5. Система выполняет проверку введенных данных на корректность.</text:p>
            <text:p text:style-name="P73">6. Система отправляет запрос на резервирование товаров на складе.</text:p>
            <text:p text:style-name="P73">7. Если резервирование прошло успешно, система создает заказ с статусом "Оформлен", присваивает ему уникальный номер и снимает <text:soft-page-break/>зарезервированные товары с остатков.</text:p>
            <text:p text:style-name="P73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1">Альтернативный поток</text:p>
          </table:table-cell>
          <table:table-cell table:style-name="Таблица8.B2" office:value-type="string">
            <text:p text:style-name="P74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1">Постусловия</text:p>
          </table:table-cell>
          <table:table-cell table:style-name="Таблица8.B2" office:value-type="string">
            <text:p text:style-name="P73">Заказ создан</text:p>
          </table:table-cell>
        </table:table-row>
      </table:table>
      <text:p text:style-name="P75"/>
      <text:h text:style-name="P9" text:outline-level="2">Архитектура будущей системы</text:h>
      <text:p text:style-name="P76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76">Фрон<text:span text:style-name="T39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76">Бэкенд будет реализован на Spring MVC. Реализован как монолит</text:p>
      <text:p text:style-name="P76">Основные модули бэкенда:</text:p>
      <text:list text:style-name="L10">
        <text:list-item>
          <text:p text:style-name="P77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77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77"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77">Модуль для интернет-магазина.</text:p>
        </text:list-item>
      </text:list>
      <text:p text:style-name="P78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78"><text:s/></text:p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09T09:33:35.530408200</dc:date>
    <meta:editing-duration>PT4H32M56S</meta:editing-duration>
    <meta:editing-cycles>37</meta:editing-cycles>
    <meta:document-statistic meta:table-count="7" meta:image-count="1" meta:object-count="0" meta:page-count="11" meta:paragraph-count="243" meta:word-count="1793" meta:character-count="14378" meta:non-whitespace-character-count="12812"/>
  </office:meta>
</office:document-meta>
</file>